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30575" officeooo:paragraph-rsid="000f34db"/>
    </style:style>
    <style:style style:name="P2" style:family="paragraph" style:parent-style-name="Standard">
      <style:text-properties officeooo:rsid="0001532f" officeooo:paragraph-rsid="000f34db"/>
    </style:style>
    <style:style style:name="P3" style:family="paragraph" style:parent-style-name="Standard">
      <style:text-properties officeooo:rsid="000f34db" officeooo:paragraph-rsid="000f34db"/>
    </style:style>
    <style:style style:name="P4" style:family="paragraph" style:parent-style-name="Standard">
      <style:paragraph-properties fo:break-before="page"/>
      <style:text-properties officeooo:rsid="00030575" officeooo:paragraph-rsid="000f34db"/>
    </style:style>
    <style:style style:name="P5" style:family="paragraph" style:parent-style-name="Standard">
      <style:paragraph-properties fo:break-before="page"/>
      <style:text-properties officeooo:rsid="000f34db" officeooo:paragraph-rsid="000f34db"/>
    </style:style>
    <style:style style:name="T1" style:family="text">
      <style:text-properties officeooo:rsid="000305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<text:span text:style-name="T1">ge 1 par 1</text:span></text:p>
      <text:p text:style-name="P1">Page 1 par 2</text:p>
      <text:p text:style-name="P1">Page 1 par 3</text:p>
      <text:p text:style-name="P4">Page 2 par 1</text:p>
      <text:p text:style-name="P1">Page 2 par 2</text:p>
      <text:p text:style-name="P1">Page 2 par 3</text:p>
      <text:p text:style-name="P5">Page 3 par 1</text:p>
      <text:p text:style-name="P3">Page 3 par 2</text:p>
      <text:p text:style-name="P3">Page 3 par 3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15T09:38:53.603657257</meta:creation-date>
    <dc:date>2020-01-15T09:41:03.748113977</dc:date>
    <meta:editing-duration>PT2M10S</meta:editing-duration>
    <meta:editing-cycles>1</meta:editing-cycles>
    <meta:document-statistic meta:table-count="0" meta:image-count="0" meta:object-count="0" meta:page-count="3" meta:paragraph-count="9" meta:word-count="36" meta:character-count="108" meta:non-whitespace-character-count="81"/>
    <meta:generator>LibreOffice/6.3.2.2$MacOSX_X86_64 LibreOffice_project/98b30e735bda24bc04ab42594c85f7fd8be07b9c</meta:generator>
  </office:meta>
</office:document-meta>
</file>